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Helvetica Neue" svg:font-family="'Helvetica Neue', Helvetica, Arial, sans-serif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size="12pt" style:text-underline-style="none" fo:font-weight="bold" officeooo:rsid="0005a2f9" officeooo:paragraph-rsid="0005a2f9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  <style:text-properties fo:font-size="14pt" style:text-underline-style="solid" style:text-underline-width="auto" style:text-underline-color="font-color" fo:font-weight="bold" officeooo:rsid="0005a2f9" officeooo:paragraph-rsid="0005a2f9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lr-tb"/>
      <style:text-properties fo:font-size="11pt" style:text-underline-style="none" fo:font-weight="normal" officeooo:rsid="0005a2f9" officeooo:paragraph-rsid="0005a2f9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 style:writing-mode="lr-tb"/>
      <style:text-properties fo:font-size="13pt" style:text-underline-style="none" fo:font-weight="bold" officeooo:rsid="0005a2f9" officeooo:paragraph-rsid="0005a2f9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 style:writing-mode="lr-tb"/>
      <style:text-properties fo:font-size="13pt" style:text-underline-style="none" fo:font-weight="bold" officeooo:rsid="0005a2f9" officeooo:paragraph-rsid="0005a2f9" style:font-size-asian="11.3500003814697pt" style:font-weight-asian="bold" style:font-size-complex="13pt" style:font-weight-complex="bold"/>
    </style:style>
    <style:style style:name="P6" style:family="paragraph" style:parent-style-name="Standard" style:list-style-name="L1">
      <style:paragraph-properties fo:text-align="start" style:justify-single-word="false" fo:orphans="2" fo:widows="2" style:writing-mode="lr-tb"/>
      <style:text-properties fo:font-size="11pt" style:text-underline-style="none" fo:font-weight="bold" officeooo:rsid="000744e8" officeooo:paragraph-rsid="000744e8" style:font-size-asian="9.60000038146973pt" style:font-weight-asian="bold" style:font-size-complex="11pt" style:font-weight-complex="bold"/>
    </style:style>
    <style:style style:name="P7" style:family="paragraph" style:parent-style-name="Standard" style:list-style-name="L1">
      <style:paragraph-properties fo:line-height="150%" fo:text-align="start" style:justify-single-word="false" fo:orphans="2" fo:widows="2" style:writing-mode="lr-tb"/>
      <style:text-properties fo:font-size="11pt" style:text-underline-style="none" fo:font-weight="bold" officeooo:rsid="0005a2f9" officeooo:paragraph-rsid="0005a2f9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italic" style:text-underline-style="none" fo:font-weight="normal" officeooo:rsid="0035eaa2" officeooo:paragraph-rsid="000744e8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italic" style:text-underline-style="none" fo:font-weight="normal" officeooo:rsid="00196377" officeooo:paragraph-rsid="000744e8" style:text-blinking="false" fo:background-color="transparent"/>
    </style:style>
    <style:style style:name="P10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374c79" officeooo:paragraph-rsid="000744e8" style:text-blinking="false" fo:background-color="transparent"/>
    </style:style>
    <style:style style:name="P11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eeec" officeooo:paragraph-rsid="000744e8" style:text-blinking="false" fo:background-color="transparent"/>
    </style:style>
    <style:style style:name="P12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7459c" officeooo:paragraph-rsid="0007459c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fo:font-weight="normal" officeooo:paragraph-rsid="000744e8"/>
    </style:style>
    <style:style style:name="P14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" fo:font-size="10pt" fo:font-weight="normal" officeooo:paragraph-rsid="000744e8" style:font-size-asian="10pt" style:font-size-complex="10pt"/>
    </style:style>
    <style:style style:name="P15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officeooo:paragraph-rsid="000744e8"/>
    </style:style>
    <style:style style:name="P16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style:font-name="Liberation Serif" officeooo:paragraph-rsid="000744e8"/>
    </style:style>
    <style:style style:name="P17" style:family="paragraph" style:parent-style-name="Text_20_body">
      <style:paragraph-properties fo:margin-top="0in" fo:margin-bottom="0in" loext:contextual-spacing="false" fo:line-height="100%" style:writing-mode="lr-tb"/>
      <style:text-properties style:font-name="Liberation Serif" fo:font-size="13pt" style:text-underline-style="none" fo:font-weight="normal" officeooo:paragraph-rsid="000744e8" style:font-size-asian="13pt" style:font-size-complex="13pt"/>
    </style:style>
    <style:style style:name="P18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style:font-name="Liberation Serif" officeooo:rsid="0035eaa2" officeooo:paragraph-rsid="000744e8"/>
    </style:style>
    <style:style style:name="P19" style:family="paragraph" style:parent-style-name="Text_20_body" style:list-style-name="L4">
      <style:paragraph-properties fo:margin-top="0in" fo:margin-bottom="0in" loext:contextual-spacing="false" fo:line-height="150%" style:writing-mode="lr-tb"/>
      <style:text-properties officeooo:paragraph-rsid="000744e8"/>
    </style:style>
    <style:style style:name="P20" style:family="paragraph" style:parent-style-name="Text_20_body" style:list-style-name="L5">
      <style:paragraph-properties fo:margin-top="0in" fo:margin-bottom="0in" loext:contextual-spacing="false" fo:line-height="150%" style:writing-mode="lr-tb"/>
      <style:text-properties officeooo:paragraph-rsid="000744e8"/>
    </style:style>
    <style:style style:name="P21" style:family="paragraph" style:parent-style-name="Text_20_body" style:list-style-name="L6">
      <style:paragraph-properties fo:margin-top="0in" fo:margin-bottom="0in" loext:contextual-spacing="false" fo:line-height="150%" style:writing-mode="lr-tb"/>
      <style:text-properties officeooo:paragraph-rsid="000744e8"/>
    </style:style>
    <style:style style:name="P22" style:family="paragraph" style:parent-style-name="Text_20_body" style:list-style-name="L3">
      <style:paragraph-properties fo:margin-top="0in" fo:margin-bottom="0in" loext:contextual-spacing="false" fo:line-height="100%" style:writing-mode="lr-tb"/>
      <style:text-properties officeooo:rsid="0007459c" officeooo:paragraph-rsid="0007459c"/>
    </style:style>
    <style:style style:name="T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3089d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6e9a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744e8" style:text-blinking="false" fo:background-color="transparent" loext:char-shading-value="0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eeec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9204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7459c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65d6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4ce5d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8eeec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35eaa2" style:text-blinking="false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a4f61" style:text-blinking="false" fo:background-color="transparent" loext:char-shading-value="0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1a4f61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35eaa2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533c2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b9515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6e9a5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4ecd5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5eaa2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fo:font-weight="bold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fo:font-weight="bold" officeooo:rsid="000744e8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fo:font-weight="bold" officeooo:rsid="003089dd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eeec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089dd" style:text-blinking="false" fo:background-color="transparent" loext:char-shading-value="0" style:font-size-asian="11pt" style:font-style-asian="normal" style:font-size-complex="11pt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0744e8" style:text-blinking="false" fo:background-color="transparent" loext:char-shading-value="0" style:font-size-asian="11pt" style:font-style-asian="normal" style:font-size-complex="11pt" style:font-style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16e9a5" style:text-blinking="false" fo:background-color="transparent" loext:char-shading-value="0" style:font-size-asian="11pt" style:font-size-complex="11pt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4ecd5" style:text-blinking="false" fo:background-color="transparent" loext:char-shading-value="0" style:font-size-asian="11pt" style:font-size-complex="11pt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354208" style:text-blinking="false" fo:background-color="transparent" loext:char-shading-value="0" style:font-size-asian="11pt" style:font-size-complex="11pt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3089dd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0744e8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italic" style:text-underline-style="none" fo:font-weight="normal" officeooo:rsid="0035eaa2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variant="normal" fo:text-transform="none" fo:color="#cccccc" style:text-line-through-style="none" style:text-line-through-type="none" fo:font-style="normal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41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officeooo:rsid="000744e8" style:text-blinking="false" fo:background-color="transparent" loext:char-shading-value="0" style:font-style-asian="normal" style:font-style-complex="normal"/>
    </style:style>
    <style:style style:name="T42" style:family="text">
      <style:text-properties fo:font-variant="normal" fo:text-transform="none" fo:color="#252525" style:text-line-through-style="none" style:text-line-through-type="none" fo:font-size="11pt" fo:font-style="normal" style:text-underline-style="none" fo:font-weight="normal" officeooo:rsid="001533c2" style:text-blinking="false" fo:background-color="transparent" loext:char-shading-value="0" style:font-style-asian="normal" style:font-style-complex="normal"/>
    </style:style>
    <style:style style:name="T43" style:family="text">
      <style:text-properties fo:font-variant="normal" fo:text-transform="none" fo:color="#252525" style:text-line-through-style="none" style:text-line-through-type="none" style:font-name="Liberation Serif" fo:font-size="11pt" fo:font-style="normal" style:text-underline-style="none" fo:font-weight="normal" officeooo:rsid="0034ecd5" style:text-blinking="false" fo:background-color="transparent" loext:char-shading-value="0" style:font-style-asian="normal" style:font-style-complex="normal"/>
    </style:style>
    <style:style style:name="T44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35eaa2" style:text-blinking="false" fo:background-color="transparent" loext:char-shading-value="0"/>
    </style:style>
    <style:style style:name="T45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0744e8" style:text-blinking="false" fo:background-color="transparent" loext:char-shading-value="0"/>
    </style:style>
    <style:style style:name="T46" style:family="text">
      <style:text-properties fo:font-variant="normal" fo:text-transform="none" fo:color="#252525" style:text-line-through-style="none" style:text-line-through-type="none" style:font-name="Liberation Serif" fo:font-size="11pt" fo:font-style="italic" style:text-underline-style="none" fo:font-weight="normal" officeooo:rsid="0038a210" style:text-blinking="false" fo:background-color="transparent" loext:char-shading-value="0"/>
    </style:style>
    <style:style style:name="T47" style:family="text">
      <style:text-properties fo:font-size="11pt" fo:font-weight="normal" style:font-size-asian="11pt" style:font-weight-asian="normal" style:font-size-complex="11pt" style:font-weight-complex="normal"/>
    </style:style>
    <style:style style:name="T48" style:family="text">
      <style:text-properties style:font-name="Liberation Serif1"/>
    </style:style>
    <style:style style:name="T49" style:family="text">
      <style:text-properties style:font-name="Liberation Serif1" fo:font-weight="normal" style:font-weight-asian="normal" style:font-weight-complex="normal"/>
    </style:style>
    <style:style style:name="T50" style:family="text">
      <style:text-properties style:font-name="Liberation Serif1" fo:font-weight="normal" officeooo:rsid="000744e8" style:font-weight-asian="normal" style:font-weight-complex="normal"/>
    </style:style>
    <style:style style:name="T51" style:family="text">
      <style:text-properties style:font-name="Liberation Serif1" fo:font-size="11pt" fo:font-weight="normal" style:font-size-asian="9.60000038146973pt" style:font-weight-asian="normal" style:font-size-complex="11pt" style:font-weight-complex="normal"/>
    </style:style>
    <style:style style:name="T52" style:family="text">
      <style:text-properties style:font-name="Liberation Serif1" fo:font-size="11pt" fo:font-weight="normal" officeooo:rsid="000744e8" style:font-size-asian="9.60000038146973pt" style:font-weight-asian="normal" style:font-size-complex="11pt" style:font-weight-complex="normal"/>
    </style:style>
    <style:style style:name="T53" style:family="text">
      <style:text-properties style:font-name="Liberation Serif1" fo:font-size="12pt" style:font-size-asian="12pt" style:font-size-complex="12pt"/>
    </style:style>
    <style:style style:name="T54" style:family="text">
      <style:text-properties style:font-name="Liberation Serif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officeooo:rsid="000744e8"/>
    </style:style>
    <style:style style:name="T57" style:family="text">
      <style:text-properties officeooo:rsid="002865d6"/>
    </style:style>
    <style:style style:name="T58" style:family="text">
      <style:text-properties officeooo:rsid="001a4f61"/>
    </style:style>
    <style:style style:name="T59" style:family="text">
      <style:text-properties officeooo:rsid="000745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5">Keith Booher </text:span><text:s text:c="125"/></text:p>
      <text:p text:style-name="P3">Austin, <text:span text:style-name="T56">TX</text:span> <text:span text:style-name="T48">·</text:span><text:span text:style-name="T54"> (512) 653-5115 </text:span><text:span text:style-name="T48">· </text:span><text:a xlink:type="simple" xlink:href="mailto:Keith.Booher@yahoo.com" text:style-name="Internet_20_link" text:visited-style-name="Visited_20_Internet_20_Link"><text:span text:style-name="T48">Keith.Booher@yahoo.com</text:span></text:a><text:span text:style-name="T48"> ·</text:span></text:p>
      <text:p text:style-name="P3"><text:span text:style-name="T48">Linkedin.com/keith-booher-8250b715a/</text:span></text:p>
      <text:p text:style-name="P3"><text:a xlink:type="simple" xlink:href="https://keithbooher.github.io/Portfolio/" text:style-name="Internet_20_link" text:visited-style-name="Visited_20_Internet_20_Link"><text:span text:style-name="T48">https://keithbooher.github.io/Portfolio/</text:span></text:a></text:p>
      <text:p text:style-name="P3"><text:span text:style-name="T48">github.com/keithbooher</text:span></text:p>
      <text:p text:style-name="P4"><text:span text:style-name="T48">EDUCATION</text:span></text:p>
      <text:p text:style-name="P4"><text:span text:style-name="T48"><text:tab/></text:span><text:span text:style-name="T53">University Of Texas</text:span></text:p>
      <text:p text:style-name="P1"><text:span text:style-name="T48"><text:tab/></text:span><text:span text:style-name="T51">Trilogy Ed Full Stack Developer </text:span><text:span text:style-name="T52">Boot camp</text:span><text:span text:style-name="T51"> Certification</text:span></text:p>
      <text:p text:style-name="P5"><text:span text:style-name="T48">SKILLS</text:span></text:p>
      <text:list xml:id="list7682545518551377843" text:style-name="L1">
        <text:list-item>
          <text:p text:style-name="P7"><text:span text:style-name="T48">Technical: </text:span><text:span text:style-name="T49">Node.js, Javascript, jQuery, React, </text:span><text:span text:style-name="T50">Redux</text:span><text:span text:style-name="T49">, </text:span><text:span text:style-name="T50">Handlebars</text:span><text:span text:style-name="T49">, Express, MYSQL, Mongo, Passport, Stripe, </text:span><text:span text:style-name="T50">AWS Services,</text:span><text:span text:style-name="T49"> </text:span><text:span text:style-name="T50">Google Oauth, </text:span><text:span text:style-name="T49">Github, Canvas.js, CSS, </text:span><text:span text:style-name="T50">Bootstrap</text:span><text:span text:style-name="T49">, Materialize, REST API, JSON, Firebase, Moment.js</text:span></text:p>
        </text:list-item>
        <text:list-item>
          <text:p text:style-name="P6"><text:span text:style-name="T48">Strengths: </text:span><text:span text:style-name="T49">Creative Design, Usability expertise, Complex Problem Solving, Communication, Time Management, Adaptability </text:span></text:p>
        </text:list-item>
      </text:list>
      <text:p text:style-name="P17"><text:span text:style-name="T26">ACADEMIC </text:span><text:span text:style-name="T25">PROJECT</text:span><text:span text:style-name="T27">S</text:span></text:p>
      <text:p text:style-name="P14"><text:span text:style-name="T20">LetsGoCamping</text:span><text:span text:style-name="T19"> </text:span><text:span text:style-name="T39">|</text:span><text:span text:style-name="T19"> </text:span><text:span text:style-name="T21">UT Coding Bootcamp </text:span><text:span text:style-name="T22">Team Project</text:span></text:p>
      <text:list xml:id="list2844909633136666278" text:style-name="L4">
        <text:list-item>
          <text:p text:style-name="P19"><text:span text:style-name="T40">Single-page web application </text:span><text:span text:style-name="T41">intended </text:span><text:span text:style-name="T40">for </text:span><text:span text:style-name="T42">finding campsites, acquiring weather info and suggested products related to conditions of the camping experience. </text:span><text:span text:style-name="T41">Created with </text:span><text:span text:style-name="T4">m</text:span><text:span text:style-name="T3">ultiple API's, Bootstrap, CSS, Jquery, </text:span><text:span text:style-name="T2">GitHub</text:span></text:p>
        </text:list-item>
      </text:list>
      <text:p text:style-name="P14"><text:span text:style-name="T23">Shuteye</text:span><text:span text:style-name="T19"> </text:span><text:span text:style-name="T39">|</text:span><text:span text:style-name="T19"> </text:span><text:span text:style-name="T21">UT Coding Bootcamp </text:span><text:span text:style-name="T22">Team Project</text:span></text:p>
      <text:list xml:id="list5062668108499406857" text:style-name="L5">
        <text:list-item>
          <text:p text:style-name="P20"><text:span text:style-name="T43">Social environment app where users can track logged naps and dream experiences as well as view other users experiences</text:span><text:span text:style-name="T31">. </text:span><text:span text:style-name="T32">Created with</text:span><text:span text:style-name="T33"> </text:span><text:span text:style-name="T34">Javascript, </text:span><text:span text:style-name="T35">Jquery</text:span><text:span text:style-name="T34">, Node.js, Express, </text:span><text:span text:style-name="T35">Cavas</text:span><text:span text:style-name="T34">, Handlebars, </text:span><text:span text:style-name="T35">MySql, CSS, HTML</text:span></text:p>
        </text:list-item>
      </text:list>
      <text:p text:style-name="P14"><text:span text:style-name="T24">ArtGutter</text:span><text:span text:style-name="T19"> </text:span><text:span text:style-name="T39">|</text:span><text:span text:style-name="T19"> </text:span><text:span text:style-name="T21">UT Coding Bootcamp </text:span><text:span text:style-name="T22">Team Project</text:span></text:p>
      <text:list xml:id="list3347735355796899908" text:style-name="L6">
        <text:list-item>
          <text:p text:style-name="P21"><text:span text:style-name="T44">An online </text:span><text:span text:style-name="T45">Market Place</text:span><text:span text:style-name="T44"> that serves as a platform form </text:span><text:span text:style-name="T46">for</text:span><text:span text:style-name="T44"> artists to create their own unique store</text:span><text:span text:style-name="T36">. </text:span><text:span text:style-name="T37">Created with </text:span><text:span text:style-name="T38">MERN stack, AWS S3, Passport, Stripe, CSS Grid</text:span></text:p>
        </text:list-item>
      </text:list>
      <text:p text:style-name="P15"><text:span text:style-name="T11">EXPERIENCE</text:span><text:span text:style-name="T28"> </text:span></text:p>
      <text:p text:style-name="P13"><text:span text:style-name="T12">American Power Company</text:span><text:span text:style-name="T13"> </text:span><text:span text:style-name="T16">8</text:span><text:span text:style-name="T15">/</text:span><text:span text:style-name="T16">2018-</text:span><text:span text:style-name="T17">Present</text:span></text:p>
      <text:p text:style-name="P8">Appointment Manager</text:p>
      <text:list xml:id="list2857479151049548450" text:style-name="L3">
        <text:list-item>
          <text:p text:style-name="P18"><text:span text:style-name="T5">P</text:span><text:span text:style-name="T1">resent homeowners with information on how to save money with solar power</text:span></text:p>
        </text:list-item>
        <text:list-item>
          <text:p text:style-name="P10">Set return appointment for any homeowners that are interested or eligible</text:p>
        </text:list-item>
        <text:list-item>
          <text:p text:style-name="P12">Meeting with clients to negotiate the purchase of solar panel systems for their residences</text:p>
        </text:list-item>
        <text:list-item>
          <text:p text:style-name="P12">Sold $30,000 worth of solar panels within first month and increased sales by 5%</text:p>
        </text:list-item>
      </text:list>
      <text:p text:style-name="P13"><text:span text:style-name="T14">HEB </text:span><text:span text:style-name="T18">08</text:span><text:span text:style-name="T15">/</text:span><text:span text:style-name="T16">2011</text:span><text:span text:style-name="T15">-</text:span><text:span text:style-name="T16">8</text:span><text:span text:style-name="T15">/</text:span><text:span text:style-name="T16">2018</text:span></text:p>
      <text:p text:style-name="P9"><text:span text:style-name="T57">Perishables</text:span> <text:span text:style-name="T58">Specialist</text:span></text:p>
      <text:list xml:id="list165642928950068" text:continue-numbering="true" text:style-name="L3">
        <text:list-item>
          <text:p text:style-name="P16"><text:span text:style-name="T8">P</text:span><text:span text:style-name="T9">resentation </text:span><text:span text:style-name="T10">and organization </text:span><text:span text:style-name="T9">consult</text:span><text:span text:style-name="T8">ant</text:span></text:p>
        </text:list-item>
        <text:list-item>
          <text:p text:style-name="P11">Managed <text:span text:style-name="T59">inventory, orders, finances, </text:span>team members and work load</text:p>
        </text:list-item>
        <text:list-item>
          <text:p text:style-name="P16"><text:span text:style-name="T7">Awarded on nine occasions for breaking</text:span><text:span text:style-name="T5"> sales records </text:span><text:span text:style-name="T6">at </text:span><text:span text:style-name="T7">multiple</text:span><text:span text:style-name="T6"> stores</text:span><text:span text:style-name="T5"> </text:span></text:p>
        </text:list-item>
        <text:list-item>
          <text:p text:style-name="P22"><text:span text:style-name="T30">M</text:span><text:span text:style-name="T29">aintained cleanliness of store, machines, and food preparation are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Helvetica Neue" svg:font-family="'Helvetica Neue', Helvetica, Arial, sans-serif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6:09:54.521000000</meta:creation-date>
    <dc:date>2018-09-26T16:56:42.641000000</dc:date>
    <meta:editing-duration>PT12M25S</meta:editing-duration>
    <meta:editing-cycles>1</meta:editing-cycles>
    <meta:document-statistic meta:table-count="0" meta:image-count="0" meta:object-count="0" meta:page-count="1" meta:paragraph-count="31" meta:word-count="281" meta:character-count="2124" meta:non-whitespace-character-count="1756"/>
    <meta:generator>LibreOffice/5.0.1.2$Windows_x86 LibreOffice_project/81898c9f5c0d43f3473ba111d7b351050be20261</meta:generator>
  </office:meta>
</office:document-meta>
</file>